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6">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4" style:family="table">
      <style:table-properties style:width="13.591cm" fo:margin-left="1.489cm" table:align="left" style:writing-mode="lr-tb"/>
    </style:style>
    <style:style style:name="Tabla4.A" style:family="table-column">
      <style:table-column-properties style:column-width="6.973cm"/>
    </style:style>
    <style:style style:name="Tabla4.B" style:family="table-column">
      <style:table-column-properties style:column-width="2.607cm"/>
    </style:style>
    <style:style style:name="Tabla4.C" style:family="table-column">
      <style:table-column-properties style:column-width="4.011cm"/>
    </style:style>
    <style:style style:name="Tabla4.1" style:family="table-row">
      <style:table-row-properties style:min-row-height="0.85cm" style:keep-together="true" fo:keep-together="auto"/>
    </style:style>
    <style:style style:name="Tabla4.A1" style:family="table-cell">
      <style:table-cell-properties style:vertical-align="top" fo:padding="0.097cm" fo:border-left="0.002cm solid #000000" fo:border-right="none" fo:border-top="0.002cm solid #000000" fo:border-bottom="0.002cm solid #000000" style:writing-mode="lr-tb"/>
    </style:style>
    <style:style style:name="Tabla4.C1" style:family="table-cell">
      <style:table-cell-properties style:vertical-align="top" fo:padding="0.097cm" fo:border="0.002cm solid #000000" style:writing-mode="lr-tb"/>
    </style:style>
    <style:style style:name="Tabla4.2" style:family="table-row">
      <style:table-row-properties style:keep-together="true" fo:keep-together="auto"/>
    </style:style>
    <style:style style:name="Tabla4.A2" style:family="table-cell">
      <style:table-cell-properties style:vertical-align="top" fo:padding="0.097cm" fo:border-left="0.002cm solid #000000" fo:border-right="none" fo:border-top="none" fo:border-bottom="0.002cm solid #000000" style:writing-mode="lr-tb"/>
    </style:style>
    <style:style style:name="Tabla4.C2" style:family="table-cell">
      <style:table-cell-properties style:vertical-align="top" fo:padding="0.097cm" fo:border-left="0.002cm solid #000000" fo:border-right="0.002cm solid #000000" fo:border-top="none" fo:border-bottom="0.002cm solid #000000" style:writing-mode="lr-tb"/>
    </style:style>
    <style:style style:name="Tabla4.C3" style:family="table-cell" style:data-style-name="N37">
      <style:table-cell-properties style:vertical-align="top" fo:padding="0.097cm" fo:border-left="0.002cm solid #000000" fo:border-right="0.002cm solid #000000" fo:border-top="none" fo:border-bottom="0.002cm solid #000000" style:writing-mode="lr-tb"/>
    </style:style>
    <style:style style:name="Tabla4.B4" style:family="table-cell" style:data-style-name="N37">
      <style:table-cell-properties style:vertical-align="top" fo:padding="0.097cm" fo:border-left="0.002cm solid #000000" fo:border-right="none" fo:border-top="none" fo:border-bottom="0.002cm solid #000000" style:writing-mode="lr-tb"/>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7"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Tabletext">
      <style:paragraph-properties style:snap-to-layout-grid="false"/>
      <style:text-properties fo:language="es" fo:country="CO" style:language-complex="ar" style:country-complex="SA"/>
    </style:style>
    <style:style style:name="P9"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0" style:family="paragraph" style:parent-style-name="Table_20_Contents">
      <style:paragraph-properties style:snap-to-layout-grid="false"/>
      <style:text-properties fo:language="es" fo:country="CO"/>
    </style:style>
    <style:style style:name="P11" style:family="paragraph" style:parent-style-name="Table_20_Heading">
      <style:paragraph-properties style:snap-to-layout-grid="false"/>
      <style:text-properties fo:language="es" fo:country="CO"/>
    </style:style>
    <style:style style:name="P12" style:family="paragraph" style:parent-style-name="Title">
      <style:text-properties fo:font-size="14pt" fo:language="es" fo:country="CO" style:font-size-asian="14pt" style:language-complex="ar" style:country-complex="SA"/>
    </style:style>
    <style:style style:name="P13" style:family="paragraph" style:parent-style-name="Title">
      <style:paragraph-properties fo:text-align="end" style:justify-single-word="false"/>
      <style:text-properties fo:language="es" fo:country="CO" style:language-complex="ar" style:country-complex="SA"/>
    </style:style>
    <style:style style:name="P14" style:family="paragraph" style:parent-style-name="Title">
      <style:paragraph-properties fo:break-before="page"/>
      <style:text-properties fo:language="es" fo:country="CO" style:language-complex="ar" style:country-complex="SA"/>
    </style:style>
    <style:style style:name="P15"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6" style:family="paragraph" style:parent-style-name="InfoBlue">
      <style:text-properties fo:language="es" fo:country="CO" style:language-complex="ar" style:country-complex="SA"/>
    </style:style>
    <style:style style:name="P17" style:family="paragraph" style:parent-style-name="InfoBlue">
      <style:paragraph-properties fo:margin-left="2.064cm" fo:margin-right="0cm" fo:text-indent="0cm" style:auto-text-indent="false"/>
      <style:text-properties fo:language="es" fo:country="CO" style:language-complex="ar" style:country-complex="SA"/>
    </style:style>
    <style:style style:name="P18" style:family="paragraph" style:parent-style-name="InfoBlue">
      <style:paragraph-properties fo:margin-left="2.064cm" fo:margin-right="0cm" fo:text-indent="-0.794cm" style:auto-text-indent="false"/>
      <style:text-properties fo:language="es" fo:country="CO" style:language-complex="ar" style:country-complex="SA"/>
    </style:style>
    <style:style style:name="P19" style:family="paragraph" style:parent-style-name="InfoBlue">
      <style:paragraph-properties fo:margin-left="0cm" fo:margin-right="0cm" fo:text-indent="0cm" style:auto-text-indent="false"/>
      <style:text-properties fo:language="es" fo:country="CO" style:language-complex="ar" style:country-complex="SA"/>
    </style:style>
    <style:style style:name="P20" style:family="paragraph" style:parent-style-name="Text_20_body">
      <style:text-properties fo:language="es" fo:country="CO" style:language-complex="ar" style:country-complex="SA"/>
    </style:style>
    <style:style style:name="P21" style:family="paragraph" style:parent-style-name="Standard">
      <style:text-properties fo:language="es" fo:country="CO" style:language-complex="ar" style:country-complex="SA"/>
    </style:style>
    <style:style style:name="P22" style:family="paragraph" style:parent-style-name="Heading_20_1">
      <style:text-properties fo:language="es" fo:country="CO" style:language-complex="ar" style:country-complex="SA"/>
    </style:style>
    <style:style style:name="P23" style:family="paragraph" style:parent-style-name="Text_20_body">
      <style:text-properties fo:language="es" fo:country="CO" style:language-complex="ar" style:country-complex="SA"/>
    </style:style>
    <style:style style:name="P24" style:family="paragraph" style:parent-style-name="Text_20_body" style:list-style-name="L1">
      <style:text-properties fo:language="es" fo:country="CO" style:language-complex="ar" style:country-complex="SA"/>
    </style:style>
    <style:style style:name="P25" style:family="paragraph" style:parent-style-name="Text_20_body" style:list-style-name="L2">
      <style:text-properties fo:language="es" fo:country="CO" style:language-complex="ar" style:country-complex="SA"/>
    </style:style>
    <style:style style:name="P26" style:family="paragraph" style:parent-style-name="Text_20_body" style:list-style-name="L3">
      <style:text-properties fo:language="es" fo:country="CO" style:language-complex="ar" style:country-complex="SA"/>
    </style:style>
    <style:style style:name="P27" style:family="paragraph" style:parent-style-name="Text_20_body">
      <style:paragraph-properties fo:margin-left="1.325cm" fo:margin-right="0cm" fo:text-indent="-0.019cm" style:auto-text-indent="false">
        <style:tab-stops/>
      </style:paragraph-properties>
      <style:text-properties fo:language="es" fo:country="CO" style:language-complex="ar" style:country-complex="SA"/>
    </style:style>
    <style:style style:name="P28" style:family="paragraph" style:parent-style-name="Heading_20_2">
      <style:text-properties fo:language="es" fo:country="CO" style:language-complex="ar" style:country-complex="SA"/>
    </style:style>
    <style:style style:name="P29"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30"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31" style:family="paragraph" style:parent-style-name="Title">
      <style:paragraph-properties fo:text-align="end" style:justify-single-word="false"/>
      <style:text-properties fo:font-size="14pt" fo:language="es" fo:country="CO" style:font-size-asian="14pt" style:language-complex="ar" style:country-complex="SA"/>
    </style:style>
    <style:style style:name="P32" style:family="paragraph" style:parent-style-name="Title" style:master-page-name="Convertir_20_1">
      <style:paragraph-properties style:page-number="auto"/>
      <style:text-properties fo:language="es" fo:country="CO" style:language-complex="ar" style:country-complex="SA"/>
    </style:style>
    <style:style style:name="P33" style:family="paragraph" style:parent-style-name="InfoBlue">
      <style:text-properties fo:language="es" fo:country="CO" style:language-complex="ar" style:country-complex="SA"/>
    </style:style>
    <style:style style:name="T1"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Herramienta CASE para transformación de modelos de líneas de producción mediante MDA</text:p>
      <text:p text:style-name="P13">Plan de Aseguramiento de la Calidad</text:p>
      <text:p text:style-name="P13"/>
      <text:p text:style-name="P31">Versión &lt;1.0&gt;</text:p>
      <text:p text:style-name="P12"/>
      <text:p text:style-name="P2"/>
      <text:p text:style-name="P16"/>
      <text:p text:style-name="P32">Histórico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D1" office:value-type="string">
            <text:p text:style-name="P7">Autor</text:p>
          </table:table-cell>
        </table:table-row>
        <table:table-row table:style-name="Tabla1.1">
          <table:table-cell table:style-name="Tabla1.A2" office:value-type="date" office:date-value="2009-10-31">
            <text:p text:style-name="P8">31/10/2009</text:p>
          </table:table-cell>
          <table:table-cell table:style-name="Tabla1.B2" office:value-type="float" office:value="36526">
            <text:p text:style-name="P8">1.0</text:p>
          </table:table-cell>
          <table:table-cell table:style-name="Tabla1.A1" office:value-type="string">
            <text:p text:style-name="P8">Primera versión del plan de calidad</text:p>
          </table:table-cell>
          <table:table-cell table:style-name="Tabla1.D1" office:value-type="string">
            <text:p text:style-name="P8">Jorge Iván Ramírez</text:p>
          </table:table-cell>
        </table:table-row>
        <table:table-row table:style-name="Tabla1.1">
          <table:table-cell table:style-name="Tabla1.A1" office:value-type="string">
            <text:p text:style-name="P8"/>
          </table:table-cell>
          <table:table-cell table:style-name="Tabla1.A1" office:value-type="string">
            <text:p text:style-name="P8"/>
          </table:table-cell>
          <table:table-cell table:style-name="Tabla1.A1" office:value-type="string">
            <text:p text:style-name="P8"/>
          </table:table-cell>
          <table:table-cell table:style-name="Tabla1.D1" office:value-type="string">
            <text:p text:style-name="P8"/>
          </table:table-cell>
        </table:table-row>
        <table:table-row table:style-name="Tabla1.1">
          <table:table-cell table:style-name="Tabla1.A1" office:value-type="string">
            <text:p text:style-name="P8"/>
          </table:table-cell>
          <table:table-cell table:style-name="Tabla1.A1" office:value-type="string">
            <text:p text:style-name="P8"/>
          </table:table-cell>
          <table:table-cell table:style-name="Tabla1.A1" office:value-type="string">
            <text:p text:style-name="P8"/>
          </table:table-cell>
          <table:table-cell table:style-name="Tabla1.D1" office:value-type="string">
            <text:p text:style-name="P8"/>
          </table:table-cell>
        </table:table-row>
        <table:table-row table:style-name="Tabla1.1">
          <table:table-cell table:style-name="Tabla1.A1" office:value-type="string">
            <text:p text:style-name="P8"/>
          </table:table-cell>
          <table:table-cell table:style-name="Tabla1.A1" office:value-type="string">
            <text:p text:style-name="P8"/>
          </table:table-cell>
          <table:table-cell table:style-name="Tabla1.A1" office:value-type="string">
            <text:p text:style-name="P8"/>
          </table:table-cell>
          <table:table-cell table:style-name="Tabla1.D1" office:value-type="string">
            <text:p text:style-name="P8"/>
          </table:table-cell>
        </table:table-row>
      </table:table>
      <text:p text:style-name="P2"/>
      <text:p text:style-name="P14">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 Introducción<text:tab/>4</text:p>
          <text:p text:style-name="P6">1.1 Propósito<text:tab/>4</text:p>
          <text:p text:style-name="P6">1.2 Alcance<text:tab/>4</text:p>
          <text:p text:style-name="P6">1.3 Definiciones, Acronimos, y Abreviaciones<text:tab/>4</text:p>
          <text:p text:style-name="P6">1.4 Referencias<text:tab/>4</text:p>
          <text:p text:style-name="P6">1.5 Descripción General<text:tab/>4</text:p>
          <text:p text:style-name="P9">2. Objetivos de la Calidad<text:tab/>4</text:p>
          <text:p text:style-name="P9">3. Administración<text:tab/>4</text:p>
          <text:p text:style-name="P6">3.1 Organización<text:tab/>4</text:p>
          <text:p text:style-name="P6">3.2 Tareas y Responsabilidades <text:tab/>5</text:p>
          <text:p text:style-name="P9">4. Documentación<text:tab/>5</text:p>
          <text:p text:style-name="P9">5. Estándares y Lineamientos<text:tab/>5</text:p>
          <text:p text:style-name="P9">6. Métricas<text:tab/>6</text:p>
          <text:p text:style-name="P9">7. Revisiones y Plan de Auditoría<text:tab/>6</text:p>
          <text:p text:style-name="P9">8. Evaluación y Pruebas<text:tab/>7</text:p>
          <text:p text:style-name="P9">9. Resolución de Problemas y Acciones Correctivas<text:tab/>7</text:p>
          <text:p text:style-name="P9">10. Herramientas, Técnicas y Metodologías<text:tab/>7</text:p>
          <text:p text:style-name="P9">11. Administración de la Configuración<text:tab/>7</text:p>
          <text:p text:style-name="P9">12. Control de Proveedores y Subcontratistas<text:tab/>7</text:p>
          <text:p text:style-name="P9">13. Registros de Calidad<text:tab/>7</text:p>
          <text:p text:style-name="P9">14. Entrenamiento<text:tab/>7</text:p>
          <text:p text:style-name="P9">15. Administración del Riesgo<text:tab/>7</text:p>
        </text:index-body>
      </text:table-of-content>
      <text:p text:style-name="P15">Plan de Aseguramiento de la Calidad</text:p>
      <text:p text:style-name="P2"/>
      <text:list xml:id="list1433400273" text:style-name="Outline">
        <text:list-item>
          <text:h text:style-name="P22" text:outline-level="1">Introducción</text:h>
        </text:list-item>
      </text:list>
      <text:p text:style-name="P16"/>
      <text:list xml:id="list785357466" text:continue-numbering="true" text:style-name="Outline">
        <text:list-item>
          <text:list>
            <text:list-item>
              <text:h text:style-name="P28" text:outline-level="2">Propósito</text:h>
            </text:list-item>
          </text:list>
        </text:list-item>
      </text:list>
      <text:p text:style-name="P16"/>
      <text:p text:style-name="P20">El propósito de este documento es establecer las pautas para definir y asegurar la calidad del proyecto y de cada uno de sus componentes, para que la funcionalidad que esta ofrece sea la que realmente quiere el cliente y funcione de la mejor manera posible.</text:p>
      <text:list xml:id="list1703316907" text:continue-numbering="true" text:style-name="Outline">
        <text:list-item>
          <text:list>
            <text:list-item>
              <text:h text:style-name="P28" text:outline-level="2">Alcance</text:h>
            </text:list-item>
          </text:list>
        </text:list-item>
      </text:list>
      <text:p text:style-name="P2"/>
      <text:p text:style-name="P20">El alcance para este documento es definir las políticas de calidad aplicadas al proyecto para lograr una buen calidad del mismo ante el cliente</text:p>
      <text:list xml:id="list1882259528" text:continue-numbering="true" text:style-name="Outline">
        <text:list-item>
          <text:list>
            <text:list-item>
              <text:h text:style-name="P28" text:outline-level="2">Definiciones, Acronimos, y Abreviaciones</text:h>
            </text:list-item>
          </text:list>
        </text:list-item>
      </text:list>
      <text:p text:style-name="P19"/>
      <text:p text:style-name="P20">Las definiciones, acrónimos y abreviaturas se encuentran descritas con detalle en el documento de Glosario, el cual se encuentra en la carpeta requerimientos de la documentación RUP de este proyecto.</text:p>
      <text:list xml:id="list571980359" text:continue-numbering="true" text:style-name="Outline">
        <text:list-item>
          <text:list>
            <text:list-item>
              <text:h text:style-name="P28" text:outline-level="2">Referencias</text:h>
            </text:list-item>
          </text:list>
        </text:list-item>
      </text:list>
      <text:p text:style-name="P16"/>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1">Nombre del Documento</text:p>
          </table:table-cell>
          <table:table-cell table:style-name="Tabla4.A1" office:value-type="string">
            <text:p text:style-name="P11">Versión</text:p>
          </table:table-cell>
          <table:table-cell table:style-name="Tabla4.C1" office:value-type="string">
            <text:p text:style-name="P11">Fecha</text:p>
          </table:table-cell>
        </table:table-row>
        <table:table-row table:style-name="Tabla4.2">
          <table:table-cell table:style-name="Tabla4.A2" office:value-type="string">
            <text:p text:style-name="P10">Plan de gerenciamiento de requerimientos</text:p>
          </table:table-cell>
          <table:table-cell table:style-name="Tabla4.A2" office:value-type="string">
            <text:p text:style-name="P10">1.0</text:p>
          </table:table-cell>
          <table:table-cell table:style-name="Tabla4.C2" office:value-type="string">
            <text:p text:style-name="P10">01/03/2009</text:p>
          </table:table-cell>
        </table:table-row>
        <table:table-row table:style-name="Tabla4.2">
          <table:table-cell table:style-name="Tabla4.A2" office:value-type="string">
            <text:p text:style-name="P10">Plan de resolución de problemas</text:p>
          </table:table-cell>
          <table:table-cell table:style-name="Tabla4.A2" office:value-type="string">
            <text:p text:style-name="P10">1.0</text:p>
          </table:table-cell>
          <table:table-cell table:style-name="Tabla4.C3" office:value-type="date" office:date-value="2009-09-15">
            <text:p text:style-name="P10">15/09/09</text:p>
          </table:table-cell>
        </table:table-row>
        <table:table-row table:style-name="Tabla4.2">
          <table:table-cell table:style-name="Tabla4.A2" office:value-type="string">
            <text:p text:style-name="P10">Plan de desarrollo de software</text:p>
          </table:table-cell>
          <table:table-cell table:style-name="Tabla4.B4" office:value-type="date" office:date-value="2009-02-01">
            <text:p text:style-name="P10">01/02/09</text:p>
          </table:table-cell>
          <table:table-cell table:style-name="Tabla4.C3" office:value-type="date" office:date-value="2009-09-10">
            <text:p text:style-name="P10">10/09/09</text:p>
          </table:table-cell>
        </table:table-row>
        <table:table-row table:style-name="Tabla4.2">
          <table:table-cell table:style-name="Tabla4.A2" office:value-type="string">
            <text:p text:style-name="P10">Cronograma</text:p>
          </table:table-cell>
          <table:table-cell table:style-name="Tabla4.A2" office:value-type="string">
            <text:p text:style-name="P10">1.0</text:p>
          </table:table-cell>
          <table:table-cell table:style-name="Tabla4.C2" office:value-type="string">
            <text:p text:style-name="P10">12/09/2009</text:p>
          </table:table-cell>
        </table:table-row>
        <table:table-row table:style-name="Tabla4.2">
          <table:table-cell table:style-name="Tabla4.A2" office:value-type="string">
            <text:p text:style-name="P10">Plan de gestión de riesgos</text:p>
          </table:table-cell>
          <table:table-cell table:style-name="Tabla4.A2" office:value-type="string">
            <text:p text:style-name="P10">1.0</text:p>
          </table:table-cell>
          <table:table-cell table:style-name="Tabla4.C2" office:value-type="string">
            <text:p text:style-name="P10">13/09/2009</text:p>
          </table:table-cell>
        </table:table-row>
        <table:table-row table:style-name="Tabla4.2">
          <table:table-cell table:style-name="Tabla4.A2" office:value-type="string">
            <text:p text:style-name="P10">Plan de Administración de la configuración</text:p>
          </table:table-cell>
          <table:table-cell table:style-name="Tabla4.A2" office:value-type="string">
            <text:p text:style-name="P10">1.0</text:p>
          </table:table-cell>
          <table:table-cell table:style-name="Tabla4.C2" office:value-type="string">
            <text:p text:style-name="P10">13/09/2009</text:p>
          </table:table-cell>
        </table:table-row>
      </table:table>
      <text:list xml:id="list1109374877" text:continue-numbering="true" text:style-name="Outline">
        <text:list-item>
          <text:list>
            <text:list-header>
              <text:h text:style-name="P28" text:outline-level="2" text:is-list-header="true"/>
            </text:list-header>
            <text:list-item>
              <text:h text:style-name="P28" text:outline-level="2">Descripción General</text:h>
            </text:list-item>
          </text:list>
        </text:list-item>
      </text:list>
      <text:p text:style-name="P2"/>
      <text:p text:style-name="P20">Este documento quiere mostrar de forma en la que se llevara el control de calidad dentro del proyecto a cada una de los componentes de la aplicación, para asegurar el buen funcionamiento de esta, para ello se describirán a lo largo del documento que tipo de calidad se quiere y cuales serán los métodos que se usaran para poder lograr esta calidad.</text:p>
      <text:list xml:id="list742794984" text:continue-numbering="true" text:style-name="Outline">
        <text:list-item>
          <text:h text:style-name="P22" text:outline-level="1">Objetivos de la Calidad</text:h>
        </text:list-item>
      </text:list>
      <text:p text:style-name="P16"/>
      <text:p text:style-name="P20"><text:soft-page-break/>Dentro de la administración que se usara para los requerimientos, se establecen objetivos de calidad como un buen funcionamiento y una realización en el tiempo determinado, para esto se hara un seguimiento continuo lo largo de la vida de cada requerimiento por medio de una herramienta de software que permitira una fácil administración del requerimiento y un aseguramiento de la calidad al final.</text:p>
      <text:list xml:id="list317226444" text:continue-numbering="true" text:style-name="Outline">
        <text:list-item>
          <text:h text:style-name="P22" text:outline-level="1">Administración</text:h>
          <text:list>
            <text:list-item>
              <text:h text:style-name="P28" text:outline-level="2">Organización</text:h>
            </text:list-item>
          </text:list>
        </text:list-item>
      </text:list>
      <text:p text:style-name="P16"/>
      <text:p text:style-name="P20">Los integrantes del proyecto son los responsables de la administración de los requerimientos por medio de la herramienta dispuesta para ello, así que son ellos en grupo los que toman las decisiones respecto a el estado de la calidad de determinado requerimiento, por medio de las pruebas realizadas y el registro e historial que tenga el requerimiento dentro de la herramienta de administración.</text:p>
      <text:list xml:id="list2109024166" text:continue-numbering="true" text:style-name="Outline">
        <text:list-item>
          <text:list>
            <text:list-item>
              <text:h text:style-name="P28" text:outline-level="2">Tareas y Responsabilidades </text:h>
            </text:list-item>
          </text:list>
        </text:list-item>
      </text:list>
      <text:p text:style-name="P16"/>
      <text:p text:style-name="P20">cada una de las tareas mencionadas para para el control de calidad, seran realizadas por el ingeniero encargado para este proyecto, el cual debe presentar estas tareas con el grupo del proyecto y entre todos , se realizaran las auditoría respectivas.</text:p>
      <text:p text:style-name="P20">Estas tareas son:</text:p>
      <text:list xml:id="list278689217" text:style-name="L1">
        <text:list-item>
          <text:p text:style-name="P24">Revisión del requerimiento dentro de la herramienta.</text:p>
        </text:list-item>
        <text:list-item>
          <text:p text:style-name="P24">Desarrollo del requerimiento.</text:p>
        </text:list-item>
        <text:list-item>
          <text:p text:style-name="P24">Documentación del requerimiento</text:p>
        </text:list-item>
        <text:list-item>
          <text:p text:style-name="P24">Realizar pruebas al requerimiento.</text:p>
        </text:list-item>
        <text:list-item>
          <text:p text:style-name="P24">Actualizar estado del requerimiento en la herramienta.</text:p>
        </text:list-item>
      </text:list>
      <text:list xml:id="list1243518148" text:continue-list="list2109024166" text:style-name="Outline">
        <text:list-item>
          <text:h text:style-name="P22" text:outline-level="1">Documentación</text:h>
        </text:list-item>
      </text:list>
      <text:p text:style-name="P16"/>
      <text:p text:style-name="P20">Para realizar la documentación, esta esta basada en la metodología RUP y las platillas que esta proporciona para tal motivo, además de ciertas modificaciones realizadas previamente para la presentación formal del proyecto, para la documentación que se realizara al código fuente, se hará uso de javadoc para tener mas control del código y una autogeneracion de este, y para la documentación de los requerimientos, se hará uso de la herramienta de administración de requerimientos. </text:p>
      <text:list xml:id="list724280138" text:continue-numbering="true" text:style-name="Outline">
        <text:list-item>
          <text:h text:style-name="P22" text:outline-level="1">Estándares y Lineamientos</text:h>
        </text:list-item>
      </text:list>
      <text:p text:style-name="P16"/>
      <text:p text:style-name="P20">Los estándares que se usaran para un desarrollo normativo del proyecto, son los propuestos y mas usados en la comunidad de desarrollo de software a nivel mundial, y propuestos por la OMG, los estándares, las siglas y sus definiciones se encuentran explicados con detalle ene l documento de anteproyecto <text:s/>y el glosario que hace parte de la documentación RUP de este proyecto; estos serán listados a continuación:</text:p>
      <text:list xml:id="list1092623720" text:style-name="L2">
        <text:list-item>
          <text:p text:style-name="P25">UML</text:p>
        </text:list-item>
        <text:list-item>
          <text:p text:style-name="P25">MDA</text:p>
        </text:list-item>
        <text:list-item>
          <text:p text:style-name="P25">Javadoc</text:p>
        </text:list-item>
        <text:list-item>
          <text:p text:style-name="P25"><text:soft-page-break/>RUP</text:p>
        </text:list-item>
        <text:list-item>
          <text:p text:style-name="P25">OpenUP</text:p>
        </text:list-item>
      </text:list>
      <text:list xml:id="list261784203" text:continue-list="list724280138" text:style-name="Outline">
        <text:list-item>
          <text:h text:style-name="P22" text:outline-level="1">Métricas</text:h>
        </text:list-item>
      </text:list>
      <text:p text:style-name="P16"/>
      <text:p text:style-name="P20">Dentro del proyecto las métricas para medir la calidad del proyecto no serán relevantes a la hora de una decisión, ya que el equipo de trabajo es muy reducido, solo se usaran métricas para conocer <text:s/>información del estado del desarrollo y de las pruebas, pero solo con propósito documental.</text:p>
      <text:list xml:id="list52739917" text:continue-numbering="true" text:style-name="Outline">
        <text:list-item>
          <text:h text:style-name="P22" text:outline-level="1">Revisiones y Plan de Auditoría</text:h>
        </text:list-item>
      </text:list>
      <text:p text:style-name="P16"/>
      <text:p text:style-name="P27">Las auditorías y revisiones <text:s/>se harán semanalmente en conjunto los dos miembros del equipo del proyecto, donde se el asesor revisara lo desarrollado a lo largo de la semana para tener un mejoramiento continuo, además de una revisión formal que realizara el asesor del proyecto 3 veces por semestre, el la que se llenara la plantilla propuesta por RUP <text:s/>llamada valoración del estado, así como se plantea en el cronograma oficial de seminario y graduación propuesto por la facultad de ingeniería de la fundación universitaria san martín.</text:p>
      <text:list xml:id="list942615688" text:continue-numbering="true" text:style-name="Outline">
        <text:list-item>
          <text:h text:style-name="P22" text:outline-level="1">Evaluación y Pruebas</text:h>
        </text:list-item>
      </text:list>
      <text:p text:style-name="P16"/>
      <text:p text:style-name="P20">Para tener acceso a las pruebas y la explicación de su implementación dentro del proyecto, se encuentra dentro de la documentación RUP el plan maestro de pruebas que se encuentra dentro de la carpeta Pruebas de la documentación RUP del proyecto.</text:p>
      <text:list xml:id="list220486892" text:continue-numbering="true" text:style-name="Outline">
        <text:list-item>
          <text:h text:style-name="P22" text:outline-level="1">Resolución de Problemas y Acciones Correctivas</text:h>
        </text:list-item>
      </text:list>
      <text:p text:style-name="P16"/>
      <text:p text:style-name="P20">La resolución de problemas esta descrita dentro del proyecto como un documento diferente llamado plan de resolución de problemas, para mas información sobre este, ir a la carpeta gestión del proyecto dentro de la documentación RUP de este proyecto.</text:p>
      <text:list xml:id="list1652337841" text:continue-numbering="true" text:style-name="Outline">
        <text:list-item>
          <text:h text:style-name="P22" text:outline-level="1">Herramientas, Técnicas y Metodologías</text:h>
        </text:list-item>
      </text:list>
      <text:p text:style-name="P16"/>
      <text:p text:style-name="P20">Las herramientas y técnicas usadas para el aseguramiento de calidad que serán usados en el proyecto son:</text:p>
      <text:list xml:id="list736404841" text:style-name="L3">
        <text:list-item>
          <text:p text:style-name="P26">RUP, el cual ayuda a estandarizar la documentación.</text:p>
        </text:list-item>
        <text:list-item>
          <text:p text:style-name="P26">Trac, como herramienta de administración de requerimientos, con la cual se planea manejar también la resolución de problemas y la administración de pruebas.</text:p>
        </text:list-item>
      </text:list>
      <text:list xml:id="list1445710264" text:continue-list="list1652337841" text:style-name="Outline">
        <text:list-item>
          <text:h text:style-name="P22" text:outline-level="1">Administración de la Configuración</text:h>
        </text:list-item>
      </text:list>
      <text:p text:style-name="P16"/>
      <text:p text:style-name="P20">El plan de gerenciamiento de la configuración es un documento aparte manejado dentro de la documentación RUP, para mas información sobre la administración de la configuración diríjase a la carpeta gestión de cambios y configuración dentro de la documentación RUP del proyecto.</text:p>
      <text:p text:style-name="P20"/>
      <text:list xml:id="list769399513" text:continue-numbering="true" text:style-name="Outline">
        <text:list-item>
          <text:h text:style-name="P22" text:outline-level="1"><text:soft-page-break/>Control de Proveedores y Subcontratistas</text:h>
        </text:list-item>
      </text:list>
      <text:p text:style-name="P16"/>
      <text:p text:style-name="P20">Para este proyecto, se usaran herramientas de software libre, y por ello no aplican este numeral.</text:p>
      <text:list xml:id="list1267193963" text:continue-numbering="true" text:style-name="Outline">
        <text:list-item>
          <text:h text:style-name="P22" text:outline-level="1">Registros de Calidad</text:h>
        </text:list-item>
      </text:list>
      <text:p text:style-name="P16"/>
      <text:p text:style-name="P20">Cada vez que se termine un requerimiento y cada vez que finalicen las pruebas se realizara un registro de la calidad dependiendo de la actividad realizada, como la revisión del estándar de identación y javadoc cuando se termine el desarrollo, estos registros se harán dentro de la herramienta de administración de requerimientos.</text:p>
      <text:list xml:id="list1778866768" text:continue-numbering="true" text:style-name="Outline">
        <text:list-item>
          <text:h text:style-name="P22" text:outline-level="1">Entrenamiento</text:h>
        </text:list-item>
      </text:list>
      <text:p text:style-name="P16"/>
      <text:p text:style-name="P20">El entrenamiento se realizara una vez se hayan realizado los diagramas y la documentación de la herramienta, los cuales serán la base del entrenamiento, en el que el usuario seguirá la guia que se provee y solo habrá intervención del ingeniero en los casos de preguntas o situaciones anormales.</text:p>
      <text:p text:style-name="P20"/>
      <text:list xml:id="list1713777180" text:continue-numbering="true" text:style-name="Outline">
        <text:list-item>
          <text:h text:style-name="P22" text:outline-level="1">Administración del Riesgo</text:h>
        </text:list-item>
      </text:list>
      <text:p text:style-name="P16"/>
      <text:p text:style-name="P20">El plan de gestión de riesgos es un documento aparte manejado dentro de la documentación RUP, para mas información sobre la administración de riesgos diríjase a la carpeta gestión del proyecto dentro de la documentación RUP del proy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fo:keep-together="always"/>
    </style:style>
    <style:style style:name="Blockquote" style:family="paragraph" style:parent-style-name="Standard">
      <style:paragraph-properties fo:margin-left="0.635cm" fo:margin-right="0.635cm" fo:margin-top="0.176cm" fo:margin-bottom="0.176cm" fo:line-height="100%" fo:orphans="2" fo:widows="2" fo:text-indent="0cm" style:auto-text-indent="false"/>
      <style:text-properties fo:font-size="12pt" fo:language="en" fo:country="CA" style:font-size-asian="12pt"/>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ab-stops>
          <style:tab-stop style:position="2.064cm"/>
        </style:tab-stops>
      </style:paragraph-properties>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lan de Aseguramiento de la Calidad</dc:title>
    <dc:subject>&lt;Nombre del Proyecto&gt;</dc:subject>
    <meta:creation-date>2009-10-31T21:02:05</meta:creation-date>
    <meta:editing-cycles>14</meta:editing-cycles>
    <meta:editing-duration>PT10H02M39S</meta:editing-duration>
    <meta:initial-creator>shinkei gentatsu</meta:initial-creator>
    <dc:date>2009-11-01T16:25:45</dc:date>
    <dc:creator>shinkei gentatsu</dc:creator>
    <meta:generator>OpenOffice.org/3.1$Unix OpenOffice.org_project/310m19$Build-9420</meta:generator>
    <meta:document-statistic meta:table-count="2" meta:image-count="0" meta:object-count="0" meta:page-count="7" meta:paragraph-count="112" meta:word-count="1251" meta:character-count="7769"/>
    <meta:user-defined meta:name="Company">&lt;Nombre de la Compañia&gt;</meta:user-defined>
  </office:meta>
</office:document-meta>
</file>